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4c3f" officeooo:paragraph-rsid="000c4c3f"/>
    </style:style>
    <style:style style:name="P2" style:family="paragraph" style:parent-style-name="Standard">
      <style:text-properties officeooo:rsid="000e2ff4" officeooo:paragraph-rsid="000e2ff4"/>
    </style:style>
    <style:style style:name="P3" style:family="paragraph" style:parent-style-name="Standard">
      <style:text-properties officeooo:paragraph-rsid="000e2ff4"/>
    </style:style>
    <style:style style:name="P4" style:family="paragraph" style:parent-style-name="Standard">
      <style:text-properties fo:font-weight="bold" officeooo:rsid="000c4c3f" officeooo:paragraph-rsid="000c4c3f" style:font-weight-asian="bold" style:font-weight-complex="bold"/>
    </style:style>
    <style:style style:name="P5" style:family="paragraph" style:parent-style-name="Standard">
      <style:text-properties fo:font-weight="bold" officeooo:rsid="000e2ff4" officeooo:paragraph-rsid="000e2ff4" style:font-weight-asian="bold" style:font-weight-complex="bold"/>
    </style:style>
    <style:style style:name="P6" style:family="paragraph" style:parent-style-name="Standard">
      <style:text-properties fo:font-weight="bold" officeooo:rsid="0014bf42" officeooo:paragraph-rsid="0014bf42" style:font-weight-asian="bold" style:font-weight-complex="bold"/>
    </style:style>
    <style:style style:name="P7" style:family="paragraph" style:parent-style-name="Standard">
      <style:text-properties fo:font-weight="bold" officeooo:rsid="001a3d3f" officeooo:paragraph-rsid="001a3d3f" style:font-weight-asian="bold" style:font-weight-complex="bold"/>
    </style:style>
    <style:style style:name="P8" style:family="paragraph" style:parent-style-name="Standard">
      <style:text-properties fo:font-weight="bold" officeooo:rsid="001d2393" officeooo:paragraph-rsid="001d2393" style:font-weight-asian="bold" style:font-weight-complex="bold"/>
    </style:style>
    <style:style style:name="P9" style:family="paragraph" style:parent-style-name="Standard">
      <style:text-properties fo:font-weight="bold" officeooo:rsid="001f73f2" officeooo:paragraph-rsid="001f73f2" style:font-weight-asian="bold" style:font-weight-complex="bold"/>
    </style:style>
    <style:style style:name="P10" style:family="paragraph" style:parent-style-name="Standard">
      <style:text-properties officeooo:rsid="00149848" officeooo:paragraph-rsid="00149848"/>
    </style:style>
    <style:style style:name="P11" style:family="paragraph" style:parent-style-name="Standard">
      <style:text-properties officeooo:rsid="0017292a" officeooo:paragraph-rsid="0017292a"/>
    </style:style>
    <style:style style:name="P12" style:family="paragraph" style:parent-style-name="Standard">
      <style:text-properties fo:font-weight="normal" officeooo:rsid="001a3d3f" officeooo:paragraph-rsid="001a3d3f" style:font-weight-asian="normal" style:font-weight-complex="normal"/>
    </style:style>
    <style:style style:name="P13" style:family="paragraph" style:parent-style-name="Standard">
      <style:text-properties fo:font-weight="normal" officeooo:rsid="000c4c3f" officeooo:paragraph-rsid="000c4c3f" style:font-weight-asian="normal" style:font-weight-complex="normal"/>
    </style:style>
    <style:style style:name="P14" style:family="paragraph" style:parent-style-name="Standard">
      <style:text-properties fo:font-weight="normal" officeooo:rsid="001d2393" officeooo:paragraph-rsid="001d2393" style:font-weight-asian="normal" style:font-weight-complex="normal"/>
    </style:style>
    <style:style style:name="P15" style:family="paragraph" style:parent-style-name="Standard">
      <style:text-properties fo:font-weight="normal" officeooo:rsid="0014bf42" officeooo:paragraph-rsid="0014bf42" style:font-weight-asian="normal" style:font-weight-complex="normal"/>
    </style:style>
    <style:style style:name="P16" style:family="paragraph" style:parent-style-name="Standard">
      <style:text-properties fo:font-weight="bold" officeooo:rsid="0014bf42" officeooo:paragraph-rsid="0014bf42" style:font-weight-asian="bold" style:font-weight-complex="bold"/>
    </style:style>
    <style:style style:name="T1" style:family="text">
      <style:text-properties officeooo:rsid="000e2ff4"/>
    </style:style>
    <style:style style:name="T2" style:family="text">
      <style:text-properties officeooo:rsid="000fa038"/>
    </style:style>
    <style:style style:name="T3" style:family="text">
      <style:text-properties officeooo:rsid="000fe28e"/>
    </style:style>
    <style:style style:name="T4" style:family="text">
      <style:text-properties officeooo:rsid="0010be0b"/>
    </style:style>
    <style:style style:name="T5" style:family="text">
      <style:text-properties officeooo:rsid="0011b7cc"/>
    </style:style>
    <style:style style:name="T6" style:family="text">
      <style:text-properties officeooo:rsid="001382ad"/>
    </style:style>
    <style:style style:name="T7" style:family="text">
      <style:text-properties officeooo:rsid="00149848"/>
    </style:style>
    <style:style style:name="T8" style:family="text">
      <style:text-properties officeooo:rsid="001ad366"/>
    </style:style>
    <style:style style:name="T9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esign of variable speed controller for DC Motor:</text:p>
      <text:p text:style-name="P2"/>
      <text:p text:style-name="P5">Problem statement:</text:p>
      <text:p text:style-name="P2">//what is need to be done by the circuit</text:p>
      <text:p text:style-name="P2">//<text:span text:style-name="T6">motor use</text:span></text:p>
      <text:p text:style-name="P2">//<text:span text:style-name="T6">intended purpose</text:span></text:p>
      <text:p text:style-name="P2">//<text:span text:style-name="T6">limitations</text:span></text:p>
      <text:p text:style-name="P2"/>
      <text:p text:style-name="P4">PWM :</text:p>
      <text:p text:style-name="P1">//PWM bhaneko explanation</text:p>
      <text:p text:style-name="P1">//<text:span text:style-name="T3">figures</text:span></text:p>
      <text:p text:style-name="P1">//<text:span text:style-name="T3">graphs</text:span></text:p>
      <text:p text:style-name="P1"/>
      <text:p text:style-name="P4">How to generate PWM:</text:p>
      <text:p text:style-name="P1">//555 timer<text:line-break/>//4047 IC</text:p>
      <text:p text:style-name="P1">//<text:span text:style-name="T4">aru ways </text:span></text:p>
      <text:p text:style-name="P1"/>
      <text:p text:style-name="P5">Calculation of PWM frequency for intended motor use:</text:p>
      <text:p text:style-name="P9">2khz -20khz</text:p>
      <text:p text:style-name="P3"><text:span text:style-name="T1">//</text:span><text:a xlink:type="simple" xlink:href="https://www.electronics-tutorials.ws/inductor/lr-circuits.html" text:style-name="Internet_20_link" text:visited-style-name="Visited_20_Internet_20_Link">https://www.electronics-tutorials.ws/inductor/lr-circuits.html</text:a></text:p>
      <text:p text:style-name="P3"/>
      <text:p text:style-name="P3">//<text:a xlink:type="simple" xlink:href="https://electronics.stackexchange.com/questions/242293/is-there-an-ideal-pwm-frequency-for-dc-brush-motors" text:style-name="Internet_20_link" text:visited-style-name="Visited_20_Internet_20_Link">https://electronics.stackexchange.com/questions/242293/is-there-an-ideal-pwm-frequency-for-dc-brush-motors</text:a></text:p>
      <text:p text:style-name="P3"/>
      <text:p text:style-name="P3">//<text:span text:style-name="T7">calculation of resistor values</text:span></text:p>
      <text:p text:style-name="P3"/>
      <text:p text:style-name="P3">//<text:span text:style-name="T7">calculation of capacitance</text:span></text:p>
      <text:p text:style-name="P3"/>
      <text:p text:style-name="P3">//<text:a xlink:type="simple" xlink:href="https://www.precisionmicrodrives.com/content/reading-the-motor-constants-from-typical-performance-characteristics/" text:style-name="Internet_20_link" text:visited-style-name="Visited_20_Internet_20_Link">https://www.precisionmicrodrives.com/content/reading-the-motor-constants-from-typical-performance-characteristics/</text:a></text:p>
      <text:p text:style-name="P3"/>
      <text:p text:style-name="P3">//<text:a xlink:type="simple" xlink:href="https://www.researchgate.net/post/Can_anyone_tell_me_how_to_calculate_mechanical_time_constant_of_PMSM_Whether_the_formula_is_J_B_or_any_other_related_to_terminal_resistance" text:style-name="Internet_20_link" text:visited-style-name="Visited_20_Internet_20_Link">https://www.researchgate.net/post/Can_anyone_tell_me_how_to_calculate_mechanical_time_constant_of_PMSM_Whether_the_formula_is_J_B_or_any_other_related_to_terminal_resistance</text:a></text:p>
      <text:p text:style-name="P3"/>
      <text:p text:style-name="P3">//<text:a xlink:type="simple" xlink:href="https://my.mech.utah.edu/~me3200/labs/motorchar.pdf" text:style-name="Internet_20_link" text:visited-style-name="Visited_20_Internet_20_Link">https://my.mech.utah.edu/~me3200/labs/motorchar.pdf</text:a></text:p>
      <text:p text:style-name="P10"/>
      <text:p text:style-name="P5">Selection of MOSFET:</text:p>
      <text:p text:style-name="P2">//current specifications</text:p>
      <text:p text:style-name="P2">//switching speed</text:p>
      <text:p text:style-name="P2">//gate source volatge</text:p>
      <text:p text:style-name="P2"/>
      <text:p text:style-name="P5">MOSFET Drive:</text:p>
      <text:p text:style-name="P2">//Minimum current of overcome gate-source capacitance</text:p>
      <text:p text:style-name="P2">//<text:span text:style-name="T5">mosfet driver circuit</text:span></text:p>
      <text:p text:style-name="P2">//<text:span text:style-name="T5">optocoupler</text:span></text:p>
      <text:p text:style-name="P2">//<text:span text:style-name="T5">totem pole (push pull configuration)</text:span></text:p>
      <text:p text:style-name="P1"/>
      <text:p text:style-name="P1"><text:soft-page-break/></text:p>
      <text:p text:style-name="P8">Components Required:</text:p>
      <text:p text:style-name="P14">//function of each component </text:p>
      <text:p text:style-name="P14">*diode –flyback diode</text:p>
      <text:p text:style-name="P7"/>
      <text:p text:style-name="P7">Circuit Schematic:</text:p>
      <text:p text:style-name="P12">//<text:span text:style-name="T8">circuit yeta haalne</text:span></text:p>
      <text:p text:style-name="P7"/>
      <text:p text:style-name="P7">Circuit Design:</text:p>
      <text:p text:style-name="P12">//kicad -.sch</text:p>
      <text:p text:style-name="P12">//kicad - .pcbnew</text:p>
      <text:p text:style-name="P13"/>
      <text:p text:style-name="P4">Failed Designs:</text:p>
      <text:p text:style-name="P1">//LM317 circuit problem</text:p>
      <text:p text:style-name="P1">//<text:span text:style-name="T2">555 timer without totem pole</text:span></text:p>
      <text:p text:style-name="P1">//<text:span text:style-name="T2">555 timer with totem pole</text:span></text:p>
      <text:p text:style-name="P1">//<text:span text:style-name="T2">555 timer with optocoupler</text:span></text:p>
      <text:p text:style-name="P11">//SMPS Buck converter</text:p>
      <text:p text:style-name="P1"/>
      <text:p text:style-name="P1"/>
      <text:p text:style-name="P6">References:</text:p>
      <text:p text:style-name="P6"><text:a xlink:type="simple" xlink:href="https://www.acmesystems.it/pcb_pwm" text:style-name="Internet_20_link" text:visited-style-name="Visited_20_Internet_20_Link"><text:span text:style-name="T9">https://www.acmesystems.it/pcb_pwm</text:span></text:a></text:p>
      <text:p text:style-name="P15"/>
      <text:p text:style-name="P6"><text:a xlink:type="simple" xlink:href="https://www.electronics-tutorials.ws/waveforms/555_oscillator.html" text:style-name="Internet_20_link" text:visited-style-name="Visited_20_Internet_20_Link"><text:span text:style-name="T9">https://www.electronics-tutorials.ws/waveforms/555_oscillator.html</text:span></text:a></text:p>
      <text:p text:style-name="P6"><text:span text:style-name="T9"/></text:p>
      <text:p text:style-name="P6"><text:a xlink:type="simple" xlink:href="https://www.youtube.com/watch?v=Q5tcf1pYZRc" text:style-name="Internet_20_link" text:visited-style-name="Visited_20_Internet_20_Link"><text:span text:style-name="T9">https://www.youtube.com/watch?v=Q5tcf1pYZRc</text:span></text:a></text:p>
      <text:p text:style-name="P6"><text:span text:style-name="T9"/></text:p>
      <text:p text:style-name="P6"><text:a xlink:type="simple" xlink:href="http://www.learnabout-electronics.org/Oscillators/osc44.php" text:style-name="Internet_20_link" text:visited-style-name="Visited_20_Internet_20_Link"><text:span text:style-name="T9">http://www.learnabout-electronics.org/Oscillators/osc44.php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5T19:22:36.568371917</meta:creation-date>
    <meta:generator>LibreOffice/6.0.7.3$Linux_X86_64 LibreOffice_project/00m0$Build-3</meta:generator>
    <dc:date>2019-07-15T23:10:58.133695964</dc:date>
    <meta:editing-duration>PT2H10M3S</meta:editing-duration>
    <meta:editing-cycles>21</meta:editing-cycles>
    <meta:document-statistic meta:table-count="0" meta:image-count="0" meta:object-count="0" meta:page-count="2" meta:paragraph-count="50" meta:word-count="138" meta:character-count="1620" meta:non-whitespace-character-count="1530"/>
  </office:meta>
</office:document-meta>
</file>